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style:font-name="標楷體" style:font-name-asian="標楷體" style:language-asian="zh" style:country-asian="TW"/>
    </style:style>
    <style:style style:name="P2" style:family="paragraph" style:parent-style-name="Standard" style:list-style-name="L1">
      <style:text-properties style:font-name="標楷體" style:font-name-asian="標楷體" style:language-asian="zh" style:country-asian="TW"/>
    </style:style>
    <style:style style:name="P3" style:family="paragraph" style:parent-style-name="Standard" style:list-style-name="L2">
      <style:text-properties style:font-name="標楷體" style:font-name-asian="標楷體" style:language-asian="zh" style:country-asian="TW"/>
    </style:style>
    <style:style style:name="P4" style:family="paragraph" style:parent-style-name="Standard" style:list-style-name="L3">
      <style:text-properties style:font-name="標楷體" style:font-name-asian="標楷體" style:language-asian="zh" style:country-asian="TW"/>
    </style:style>
    <style:style style:name="P5" style:family="paragraph" style:parent-style-name="Standard" style:list-style-name="L1">
      <style:text-properties style:font-name="標楷體" style:font-name-asian="標楷體"/>
    </style:style>
    <style:style style:name="T1" style:family="text">
      <style:text-properties style:language-asian="zh" style:country-asian="TW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張量分析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第三章 張量論</text:p>
      <text:p text:style-name="P1"/>
      <text:list xml:id="list5808372538651529087" text:style-name="L1">
        <text:list-item>
          <text:p text:style-name="P5"><text:span text:style-name="T1">張量分析之範圍</text:span></text:p>
        </text:list-item>
        <text:list-item>
          <text:p text:style-name="P5"><text:span text:style-name="T1">座標之變換</text:span></text:p>
        </text:list-item>
        <text:list-item>
          <text:p text:style-name="P5"><text:span text:style-name="T1">座標之許可變換之性質</text:span></text:p>
        </text:list-item>
        <text:list-item>
          <text:p text:style-name="P2">不變性變換</text:p>
        </text:list-item>
        <text:list-item>
          <text:p text:style-name="P2">協變性及逆變性之變換</text:p>
        </text:list-item>
        <text:list-item>
          <text:p text:style-name="P2">張量概念</text:p>
        </text:list-item>
        <text:list-item>
          <text:p text:style-name="P2">協變及逆變律之張量特性</text:p>
        </text:list-item>
        <text:list-item>
          <text:p text:style-name="P2">張量代數</text:p>
        </text:list-item>
        <text:list-item>
          <text:p text:style-name="P2">商律</text:p>
        </text:list-item>
        <text:list-item>
          <text:p text:style-name="P2">對稱張量及反對稱張量</text:p>
        </text:list-item>
        <text:list-item>
          <text:p text:style-name="P2">相對張量</text:p>
        </text:list-item>
        <text:list-item>
          <text:p text:style-name="P2">計量張量</text:p>
        </text:list-item>
        <text:list-item>
          <text:p text:style-name="P2">基本及相伴張量</text:p>
        </text:list-item>
        <text:list-item>
          <text:p text:style-name="P2">克雷斯托福記號</text:p>
        </text:list-item>
        <text:list-item>
          <text:p text:style-name="P2">克雷斯托福記號之變換</text:p>
        </text:list-item>
        <text:list-item>
          <text:p text:style-name="P2">張量協變微分</text:p>
        </text:list-item>
        <text:list-item>
          <text:p text:style-name="P2">協變微分法公式</text:p>
        </text:list-item>
        <text:list-item>
          <text:p text:style-name="P2">黎曼克雷斯托福張量</text:p>
        </text:list-item>
        <text:list-item>
          <text:p text:style-name="P2">黎曼克雷斯托福張量之性質</text:p>
        </text:list-item>
        <text:list-item>
          <text:p text:style-name="P2">Ricci張量Bianchi恆等式Einstein張量</text:p>
        </text:list-item>
        <text:list-item>
          <text:p text:style-name="P2">黎曼及歐氏空間,存在定理</text:p>
        </text:list-item>
        <text:list-item>
          <text:p text:style-name="P2">e系及克即乃克-s之推廣</text:p>
        </text:list-item>
        <text:list-item>
          <text:p text:style-name="P2">e系之應用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第四章 幾何</text:p>
      <text:p text:style-name="P1"/>
      <text:p text:style-name="P1"/>
      <text:list xml:id="list7916990332185866088" text:style-name="L3">
        <text:list-item>
          <text:p text:style-name="P4">弧長</text:p>
        </text:list-item>
        <text:list-item>
          <text:p text:style-name="P4">歐式三維空間之曲線座標</text:p>
        </text:list-item>
        <text:list-item>
          <text:p text:style-name="P4">逆基本向量系統</text:p>
        </text:list-item>
        <text:list-item>
          <text:p text:style-name="P4">協變導數之意義</text:p>
        </text:list-item>
        <text:list-item>
          <text:p text:style-name="P4">本性微分法</text:p>
        </text:list-item>
        <text:list-item>
          <text:p text:style-name="P4">平行向量場</text:p>
        </text:list-item>
        <text:list-item>
          <text:p text:style-name="P4">空間曲線幾何</text:p>
        </text:list-item>
        <text:list-item>
          <text:p text:style-name="P4">Serret-Frenet公式</text:p>
        </text:list-item>
        <text:list-item>
          <text:p text:style-name="P4">直線方程式</text:p>
        </text:list-item>
        <text:list-item>
          <text:p text:style-name="P4">一曲面上之曲線座標</text:p>
        </text:list-item>
        <text:list-item>
          <text:p text:style-name="P4">內蘊幾何,第一基本二次式計量張量</text:p>
        </text:list-item>
        <text:list-item>
          <text:p text:style-name="P4">曲面內兩相交曲線之夾角曲面積元素</text:p>
        </text:list-item>
        <text:list-item>
          <text:p text:style-name="P4">變分法之基本概念</text:p>
        </text:list-item>
        <text:list-item>
          <text:p text:style-name="P4">簡易尤拉方程式</text:p>
        </text:list-item>
        <text:list-item>
          <text:p text:style-name="P4">在Rn中之測地線</text:p>
        </text:list-item>
        <text:list-item>
          <text:p text:style-name="P4">測地線座標</text:p>
        </text:list-item>
        <text:list-item>
          <text:p text:style-name="P4">一曲面內之平行向量場</text:p>
        </text:list-item>
        <text:list-item>
          <text:p text:style-name="P4">等距曲面</text:p>
        </text:list-item>
        <text:list-item>
          <text:p text:style-name="P4">黎曼克雷斯托福張量及高斯曲率</text:p>
        </text:list-item>
        <text:list-item>
          <text:p text:style-name="P4">空間曲面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第五章 解析力學</text:p>
      <text:p text:style-name="P1"/>
      <text:p text:style-name="P1"/>
      <text:p text:style-name="P1"/>
      <text:list xml:id="list5984029292391866807" text:style-name="L2">
        <text:list-item>
          <text:p text:style-name="P3">基本概念</text:p>
        </text:list-item>
        <text:list-item>
          <text:p text:style-name="P3">牛頓定律動力學</text:p>
        </text:list-item>
        <text:list-item>
          <text:p text:style-name="P3">一質點運動之方程式</text:p>
        </text:list-item>
        <text:list-item>
          <text:p text:style-name="P3">拉格朗治運動方程式</text:p>
        </text:list-item>
        <text:list-item>
          <text:p text:style-name="P3">拉格朗治方程式之應用</text:p>
        </text:list-item>
        <text:list-item>
          <text:p text:style-name="P3">變分之符號</text:p>
        </text:list-item>
        <text:list-item>
          <text:p text:style-name="P3">漢彌頓原理</text:p>
        </text:list-item>
        <text:list-item>
          <text:p text:style-name="P3">能量之積分</text:p>
        </text:list-item>
        <text:list-item>
          <text:p text:style-name="P3">最少作用原理</text:p>
        </text:list-item>
        <text:list-item>
          <text:p text:style-name="P3">質點系</text:p>
        </text:list-item>
        <text:list-item>
          <text:p text:style-name="P3">廣義座標內之拉格朗治方程式</text:p>
        </text:list-item>
        <text:list-item>
          <text:p text:style-name="P3">虛功及廣義力</text:p>
        </text:list-item>
        <text:list-item>
          <text:p text:style-name="P3">接續系</text:p>
        </text:list-item>
        <text:list-item>
          <text:p text:style-name="P3">例題引證</text:p>
        </text:list-item>
        <text:list-item>
          <text:p text:style-name="P3">牛頓之引力定律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2-02T06:00:54.21</meta:creation-date>
    <dc:date>2022-02-02T06:28:52.44</dc:date>
    <dc:creator>峰澐 林</dc:creator>
    <meta:editing-duration>PT20M23S</meta:editing-duration>
    <meta:editing-cycles>15</meta:editing-cycles>
    <meta:generator>OpenOffice/4.1.5$Win32 OpenOffice.org_project/415m1$Build-9789</meta:generator>
    <meta:document-statistic meta:table-count="0" meta:image-count="0" meta:object-count="0" meta:page-count="4" meta:paragraph-count="62" meta:word-count="499" meta:character-count="622"/>
  </office:meta>
</office:document-meta>
</file>